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262626" style:font-name="PT Serif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амая дорогая пара в подборке — из линейки Homage японской марки Hender Scheme. В её рамках дизайнер Рио Касивазаки переосмысляет знаковые кроссовки от adidas до Nike; эта модель Manual Industrial Products 10 посвящена баскетбольной паре Air Jordan IV. Богатая история, дорогие материалы и необычный способ покраски (в данном случае речь об овощном красителе)  — если вы неравнодушны к уличной моде, то обязаны изучить эту марку. </text:p>
      <text:p text:style-name="Standard">Кроссовки adidas и Alexander Wang отличаются замысловатым дизайном и отсутствием кричащих логотипов. Они отлично дополнят любой зимний образ, к тому же шанс встретить их на улице минимальный. Как и положено в таких случаях, для того чтобы купить кроссовки, нужно постараться: на том же Need Supply Co. действует правило «одна пара в одни руки». Правда, это не мешает перекупщикам: при желании обувь всегда можно найти на eBay. </text:p>
      <text:p text:style-name="Standard">Модернизированная беговая модель 991 впишется в любой гардероб. Огромный пуховик, классическое пальто, дублёнка или шуба — эта модель из кожи и фигурной сетки хорошо выглядит с любой верхней одеждой. К сожалению, цветовое сочетание не рассчитано на слякоть, поэтому лучше обзавестись специальными защитными средствами для обув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S</meta:editing-duration>
    <meta:editing-cycles>3</meta:editing-cycles>
    <meta:generator>LibreOffice/5.1.1.3$Windows_X86_64 LibreOffice_project/89f508ef3ecebd2cfb8e1def0f0ba9a803b88a6d</meta:generator>
    <dc:date>2017-11-21T16:37:37.129000000</dc:date>
    <meta:document-statistic meta:table-count="0" meta:image-count="0" meta:object-count="0" meta:page-count="1" meta:paragraph-count="3" meta:word-count="173" meta:character-count="1186" meta:non-whitespace-character-count="1009"/>
    <meta:user-defined meta:name="Info 1"/>
    <meta:user-defined meta:name="Info 2"/>
    <meta:user-defined meta:name="Info 3"/>
    <meta:user-defined meta:name="Info 4"/>
  </office:meta>
</office:document-meta>
</file>